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ummyVerificationMode.description(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VerificationMod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VerificationMode.verify( VerificationData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